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7,354,430,04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,799,075,419.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,398,744,505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,166,857,628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6,592,537,781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,223,063,169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,728,208,836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,764,635,686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,628,882,266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,714,592,492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206,444,406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4,346,206,808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919,577,285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936,019,525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362,501,023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051,147,606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777,058,593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746,064,718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779,523,344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985,924,386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,032,345,831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,072,001,066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132,081,8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36:25.295925085</dc:date>
    <meta:editing-duration>PT4H28M15S</meta:editing-duration>
    <meta:editing-cycles>106</meta:editing-cycles>
    <meta:generator>LibreOffice/7.2.6.2$Linux_X86_64 LibreOffice_project/20$Build-2</meta:generator>
    <meta:document-statistic meta:table-count="1" meta:cell-count="48" meta:object-count="0"/>
  </office:meta>
</office:document-meta>
</file>